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automatic-styles>
    <style:style style:name="P1" style:parent-style-name="Title" style:master-page-name="MP0" style:family="paragraph">
      <style:paragraph-properties fo:break-before="page" fo:text-align="center"/>
    </style:style>
    <style:style style:name="P4" style:parent-style-name="Subtitle" style:family="paragraph">
      <style:paragraph-properties fo:text-align="center"/>
    </style:style>
    <style:style style:name="T5" style:parent-style-name="DefaultParagraphFont" style:family="text">
      <style:text-properties fo:font-weight="bold" style:font-weight-asian="bold"/>
    </style:style>
    <style:style style:name="P6" style:parent-style-name="Normal" style:family="paragraph">
      <style:text-properties style:font-name="Consolas"/>
    </style:style>
    <style:style style:name="T7" style:parent-style-name="DefaultParagraphFont" style:family="text">
      <style:text-properties style:font-name="Consolas" style:font-size-complex="10.5pt"/>
    </style:style>
    <style:style style:name="T8" style:parent-style-name="DefaultParagraphFont" style:family="text">
      <style:text-properties style:font-size-complex="10.5pt"/>
    </style:style>
    <style:style style:name="T9" style:parent-style-name="DefaultParagraphFont" style:family="text">
      <style:text-properties style:font-name-complex="Tahoma" style:font-size-complex="10.5pt"/>
    </style:style>
    <style:style style:name="T10" style:parent-style-name="DefaultParagraphFont" style:family="text">
      <style:text-properties style:font-name-complex="Tahoma" style:font-size-complex="10.5pt"/>
    </style:style>
    <style:style style:name="T11" style:parent-style-name="DefaultParagraphFont" style:family="text">
      <style:text-properties style:font-name-complex="Tahoma" style:font-size-complex="10.5pt"/>
    </style:style>
    <style:style style:name="T12" style:parent-style-name="DefaultParagraphFont" style:family="text">
      <style:text-properties style:font-name-complex="Tahoma" style:font-size-complex="10.5pt"/>
    </style:style>
    <style:style style:name="T13" style:parent-style-name="DefaultParagraphFont" style:family="text">
      <style:text-properties style:font-name-complex="Tahoma" style:font-size-complex="10.5pt"/>
    </style:style>
    <style:style style:name="T14" style:parent-style-name="DefaultParagraphFont" style:family="text">
      <style:text-properties style:font-name-complex="Tahoma" fo:font-weight="bold" style:font-weight-asian="bold" style:font-size-complex="10.5pt"/>
    </style:style>
    <style:style style:name="T15" style:parent-style-name="DefaultParagraphFont" style:family="text">
      <style:text-properties style:font-name="Consolas" style:font-name-complex="Tahoma" style:font-size-complex="10.5pt"/>
    </style:style>
    <style:style style:name="T16" style:parent-style-name="DefaultParagraphFont" style:family="text">
      <style:text-properties style:font-name-complex="Tahoma" style:font-size-complex="10.5pt"/>
    </style:style>
    <style:style style:name="T17" style:parent-style-name="DefaultParagraphFont" style:family="text">
      <style:text-properties style:font-name-complex="Tahoma" style:font-size-complex="10.5pt"/>
    </style:style>
    <style:style style:name="T18" style:parent-style-name="DefaultParagraphFont" style:family="text">
      <style:text-properties style:font-name-complex="Tahoma" style:font-size-complex="10.5pt"/>
    </style:style>
    <style:style style:name="T19" style:parent-style-name="DefaultParagraphFont" style:family="text">
      <style:text-properties style:font-name-complex="Tahoma" style:font-size-complex="10.5pt"/>
    </style:style>
    <style:style style:name="T20" style:parent-style-name="DefaultParagraphFont" style:family="text">
      <style:text-properties style:font-name-complex="Tahoma" style:font-size-complex="10.5pt"/>
    </style:style>
    <style:style style:name="T21" style:parent-style-name="DefaultParagraphFont" style:family="text">
      <style:text-properties style:font-name-complex="Tahoma" fo:font-weight="bold" style:font-weight-asian="bold" style:font-size-complex="10.5pt"/>
    </style:style>
    <style:style style:name="T22" style:parent-style-name="DefaultParagraphFont" style:family="text">
      <style:text-properties style:font-name="Consolas" style:font-name-complex="Tahoma" style:font-size-complex="10.5pt"/>
    </style:style>
    <style:style style:name="T23" style:parent-style-name="DefaultParagraphFont" style:family="text">
      <style:text-properties style:font-name-complex="Tahoma" style:font-size-complex="10.5pt"/>
    </style:style>
    <style:style style:name="T24" style:parent-style-name="DefaultParagraphFont" style:family="text">
      <style:text-properties style:font-name-complex="Tahoma" style:font-size-complex="10.5pt"/>
    </style:style>
    <style:style style:name="T25" style:parent-style-name="DefaultParagraphFont" style:family="text">
      <style:text-properties style:font-name-complex="Tahoma" style:font-size-complex="10.5pt"/>
    </style:style>
    <style:style style:name="T26" style:parent-style-name="DefaultParagraphFont" style:family="text">
      <style:text-properties style:font-size-complex="10.5pt"/>
    </style:style>
    <style:style style:name="T27" style:parent-style-name="DefaultParagraphFont" style:family="text">
      <style:text-properties fo:font-weight="bold" style:font-weight-asian="bold" style:font-size-complex="10.5pt"/>
    </style:style>
    <style:style style:name="T28" style:parent-style-name="DefaultParagraphFont" style:family="text">
      <style:text-properties style:font-name="Consolas" style:font-size-complex="10.5pt"/>
    </style:style>
    <style:style style:name="T29" style:parent-style-name="DefaultParagraphFont" style:family="text">
      <style:text-properties style:font-size-complex="10.5pt"/>
    </style:style>
    <style:style style:name="T30" style:parent-style-name="DefaultParagraphFont" style:family="text">
      <style:text-properties style:font-size-complex="10.5pt"/>
    </style:style>
    <style:style style:name="T31" style:parent-style-name="DefaultParagraphFont" style:family="text">
      <style:text-properties style:font-size-complex="10.5pt"/>
    </style:style>
    <style:style style:name="T32" style:parent-style-name="DefaultParagraphFont" style:family="text">
      <style:text-properties style:font-size-complex="10.5pt"/>
    </style:style>
    <style:style style:name="T33" style:parent-style-name="DefaultParagraphFont" style:family="text">
      <style:text-properties style:font-size-complex="10.5pt"/>
    </style:style>
    <style:style style:name="T34" style:parent-style-name="DefaultParagraphFont" style:family="text">
      <style:text-properties fo:font-weight="bold" style:font-weight-asian="bold" style:font-size-complex="10.5pt"/>
    </style:style>
    <style:style style:name="T35" style:parent-style-name="DefaultParagraphFont" style:family="text">
      <style:text-properties fo:font-weight="bold" style:font-weight-asian="bold"/>
    </style:style>
    <style:style style:name="T36" style:parent-style-name="DefaultParagraphFont" style:family="text">
      <style:text-properties fo:font-weight="bold" style:font-weight-asian="bold"/>
    </style:style>
    <style:style style:name="T37" style:parent-style-name="DefaultParagraphFont" style:family="text">
      <style:text-properties fo:font-weight="bold" style:font-weight-asian="bold"/>
    </style:style>
    <style:style style:name="T38" style:parent-style-name="DefaultParagraphFont" style:family="text">
      <style:text-properties style:font-name="Consolas"/>
    </style:style>
    <style:style style:name="T39" style:parent-style-name="DefaultParagraphFont" style:family="text">
      <style:text-properties fo:font-weight="bold" style:font-weight-asian="bold"/>
    </style:style>
    <style:style style:name="T40" style:parent-style-name="DefaultParagraphFont" style:family="text">
      <style:text-properties style:font-name="Consolas"/>
    </style:style>
    <style:style style:name="T41" style:parent-style-name="DefaultParagraphFont" style:family="text">
      <style:text-properties style:font-name="Calibri" style:font-name-complex="Calibri"/>
    </style:style>
    <style:style style:name="T42" style:parent-style-name="DefaultParagraphFont" style:family="text">
      <style:text-properties style:font-name-complex="Calibri"/>
    </style:style>
    <style:style style:name="T43" style:parent-style-name="DefaultParagraphFont" style:family="text">
      <style:text-properties style:font-name-complex="Calibri"/>
    </style:style>
    <style:style style:name="T44" style:parent-style-name="DefaultParagraphFont" style:family="text">
      <style:text-properties style:font-name-complex="Calibri"/>
    </style:style>
    <style:style style:name="T45" style:parent-style-name="DefaultParagraphFont" style:family="text">
      <style:text-properties style:font-name-complex="Calibri"/>
    </style:style>
    <style:style style:name="T46" style:parent-style-name="DefaultParagraphFont" style:family="text">
      <style:text-properties style:font-name-complex="Calibri"/>
    </style:style>
    <style:style style:name="T47" style:parent-style-name="DefaultParagraphFont" style:family="text">
      <style:text-properties style:font-name-complex="Calibri" fo:font-style="italic" style:font-style-asian="italic"/>
    </style:style>
    <style:style style:name="T48" style:parent-style-name="DefaultParagraphFont" style:family="text">
      <style:text-properties style:font-name-complex="Calibri"/>
    </style:style>
    <style:style style:name="T49" style:parent-style-name="DefaultParagraphFont" style:family="text">
      <style:text-properties style:font-name-complex="Calibri"/>
    </style:style>
    <style:style style:name="T50" style:parent-style-name="DefaultParagraphFont" style:family="text">
      <style:text-properties style:font-name-complex="Calibri"/>
    </style:style>
    <style:style style:name="T51" style:parent-style-name="DefaultParagraphFont" style:family="text">
      <style:text-properties style:font-name-complex="Calibri" fo:font-style="italic" style:font-style-asian="italic"/>
    </style:style>
    <style:style style:name="T52" style:parent-style-name="DefaultParagraphFont" style:family="text">
      <style:text-properties style:font-name-complex="Calibri" fo:font-style="italic" style:font-style-asian="italic"/>
    </style:style>
    <style:style style:name="T53" style:parent-style-name="DefaultParagraphFont" style:family="text">
      <style:text-properties style:font-name-complex="Calibri"/>
    </style:style>
    <style:style style:name="T54" style:parent-style-name="DefaultParagraphFont" style:family="text">
      <style:text-properties style:font-name="Consolas" style:font-name-complex="Calibri"/>
    </style:style>
    <style:style style:name="T55" style:parent-style-name="DefaultParagraphFont" style:family="text">
      <style:text-properties style:font-name="Consolas" style:font-name-complex="Calibri"/>
    </style:style>
    <style:style style:name="T56" style:parent-style-name="DefaultParagraphFont" style:family="text">
      <style:text-properties style:font-name="Consolas" style:font-name-complex="Calibri"/>
    </style:style>
    <style:style style:name="T57" style:parent-style-name="DefaultParagraphFont" style:family="text">
      <style:text-properties style:font-name="Consolas" style:font-name-complex="Calibri"/>
    </style:style>
    <style:style style:name="T58" style:parent-style-name="DefaultParagraphFont" style:family="text">
      <style:text-properties style:font-name-complex="Calibri"/>
    </style:style>
    <style:style style:name="T59" style:parent-style-name="DefaultParagraphFont" style:family="text">
      <style:text-properties style:font-name-complex="Calibri"/>
    </style:style>
    <style:style style:name="T60" style:parent-style-name="DefaultParagraphFont" style:family="text">
      <style:text-properties style:font-name-complex="Calibri"/>
    </style:style>
    <style:style style:name="T61" style:parent-style-name="DefaultParagraphFont" style:family="text">
      <style:text-properties style:font-name-complex="Calibri"/>
    </style:style>
    <style:style style:name="T62" style:parent-style-name="DefaultParagraphFont" style:family="text">
      <style:text-properties style:font-name-complex="Calibri"/>
    </style:style>
    <style:style style:name="T63" style:parent-style-name="DefaultParagraphFont" style:family="text">
      <style:text-properties style:font-name-complex="Calibri"/>
    </style:style>
    <style:style style:name="T64" style:parent-style-name="DefaultParagraphFont" style:family="text">
      <style:text-properties style:font-name-complex="Calibri"/>
    </style:style>
    <style:style style:name="T65" style:parent-style-name="DefaultParagraphFont" style:family="text">
      <style:text-properties style:font-name-complex="Calibri"/>
    </style:style>
    <style:style style:name="T66" style:parent-style-name="DefaultParagraphFont" style:family="text">
      <style:text-properties style:font-name-complex="Calibri"/>
    </style:style>
    <style:style style:name="T67" style:parent-style-name="DefaultParagraphFont" style:family="text">
      <style:text-properties style:font-name-complex="Calibri"/>
    </style:style>
    <style:style style:name="T68" style:parent-style-name="DefaultParagraphFont" style:family="text">
      <style:text-properties style:font-name-complex="Calibri"/>
    </style:style>
    <style:style style:name="T69" style:parent-style-name="DefaultParagraphFont" style:family="text">
      <style:text-properties style:font-name-complex="Calibri"/>
    </style:style>
    <style:style style:name="T70" style:parent-style-name="DefaultParagraphFont" style:family="text">
      <style:text-properties style:font-name-complex="Calibri"/>
    </style:style>
    <style:style style:name="P71" style:parent-style-name="Normal" style:family="paragraph">
      <style:text-properties style:font-name-complex="Calibri"/>
    </style:style>
    <style:style style:name="T72" style:parent-style-name="DefaultParagraphFont" style:family="text">
      <style:text-properties style:font-name-complex="Calibri"/>
    </style:style>
    <style:style style:name="T73" style:parent-style-name="DefaultParagraphFont" style:family="text">
      <style:text-properties style:font-name-complex="Calibri"/>
    </style:style>
    <style:style style:name="T74" style:parent-style-name="DefaultParagraphFont" style:family="text">
      <style:text-properties style:font-name-complex="Calibri"/>
    </style:style>
    <style:style style:name="T75" style:parent-style-name="DefaultParagraphFont" style:family="text">
      <style:text-properties style:font-name-complex="Calibri" fo:font-weight="bold" style:font-weight-asian="bold"/>
    </style:style>
    <style:style style:name="T76" style:parent-style-name="DefaultParagraphFont" style:family="text">
      <style:text-properties style:font-name-complex="Calibri"/>
    </style:style>
    <style:style style:name="T77" style:parent-style-name="DefaultParagraphFont" style:family="text">
      <style:text-properties style:font-name-complex="Calibri"/>
    </style:style>
    <style:style style:name="T78" style:parent-style-name="DefaultParagraphFont" style:family="text">
      <style:text-properties style:font-name-complex="Calibri"/>
    </style:style>
    <style:style style:name="T79" style:parent-style-name="DefaultParagraphFont" style:family="text">
      <style:text-properties style:font-name-complex="Calibri"/>
    </style:style>
    <style:style style:name="T80" style:parent-style-name="DefaultParagraphFont" style:family="text">
      <style:text-properties style:font-name-complex="Calibri" fo:font-weight="bold" style:font-weight-asian="bold"/>
    </style:style>
    <style:style style:name="T81" style:parent-style-name="DefaultParagraphFont" style:family="text">
      <style:text-properties style:font-name-complex="Calibri"/>
    </style:style>
    <style:style style:name="T82" style:parent-style-name="DefaultParagraphFont" style:family="text">
      <style:text-properties style:font-name-complex="Calibri" fo:font-weight="bold" style:font-weight-asian="bold"/>
    </style:style>
    <style:style style:name="T83" style:parent-style-name="DefaultParagraphFont" style:family="text">
      <style:text-properties style:font-name-complex="Calibri"/>
    </style:style>
    <style:style style:name="T84" style:parent-style-name="DefaultParagraphFont" style:family="text">
      <style:text-properties style:font-name-complex="Calibri"/>
    </style:style>
    <style:style style:name="T85" style:parent-style-name="DefaultParagraphFont" style:family="text">
      <style:text-properties style:font-name-complex="Calibri"/>
    </style:style>
    <style:style style:name="T86" style:parent-style-name="DefaultParagraphFont" style:family="text">
      <style:text-properties style:font-name-complex="Calibri"/>
    </style:style>
    <style:style style:name="T87" style:parent-style-name="DefaultParagraphFont" style:family="text">
      <style:text-properties style:font-name-complex="Calibri"/>
    </style:style>
    <style:style style:name="T88" style:parent-style-name="DefaultParagraphFont" style:family="text">
      <style:text-properties style:font-name-complex="Calibri"/>
    </style:style>
    <style:style style:name="T89" style:parent-style-name="DefaultParagraphFont" style:family="text">
      <style:text-properties style:font-name-complex="Calibri" fo:font-style="italic" style:font-style-asian="italic"/>
    </style:style>
    <style:style style:name="T90" style:parent-style-name="DefaultParagraphFont" style:family="text">
      <style:text-properties style:font-name-complex="Calibri"/>
    </style:style>
    <style:style style:name="T91" style:parent-style-name="DefaultParagraphFont" style:family="text">
      <style:text-properties style:font-name-complex="Calibri"/>
    </style:style>
    <style:style style:name="T92" style:parent-style-name="DefaultParagraphFont" style:family="text">
      <style:text-properties style:font-name-complex="Calibri"/>
    </style:style>
    <style:style style:name="T93" style:parent-style-name="DefaultParagraphFont" style:family="text">
      <style:text-properties style:font-name-complex="Calibri"/>
    </style:style>
    <style:style style:name="T94" style:parent-style-name="DefaultParagraphFont" style:family="text">
      <style:text-properties style:font-name-complex="Calibri"/>
    </style:style>
    <style:style style:name="T95" style:parent-style-name="DefaultParagraphFont" style:family="text">
      <style:text-properties style:font-name-complex="Calibri" fo:font-weight="bold" style:font-weight-asian="bold"/>
    </style:style>
    <style:style style:name="T96" style:parent-style-name="DefaultParagraphFont" style:family="text">
      <style:text-properties style:font-name-complex="Calibri"/>
    </style:style>
    <style:style style:name="T97" style:parent-style-name="DefaultParagraphFont" style:family="text">
      <style:text-properties style:font-name-complex="Calibri"/>
    </style:style>
    <style:style style:name="T98" style:parent-style-name="DefaultParagraphFont" style:family="text">
      <style:text-properties style:font-name-complex="Calibri"/>
    </style:style>
    <style:style style:name="T99" style:parent-style-name="DefaultParagraphFont" style:family="text">
      <style:text-properties style:font-name-complex="Calibri"/>
    </style:style>
    <style:style style:name="T100" style:parent-style-name="DefaultParagraphFont" style:family="text">
      <style:text-properties style:font-name-complex="Calibri" fo:font-style="italic" style:font-style-asian="italic"/>
    </style:style>
    <style:style style:name="T101" style:parent-style-name="DefaultParagraphFont" style:family="text">
      <style:text-properties style:font-name-complex="Calibri"/>
    </style:style>
    <style:style style:name="T102" style:parent-style-name="DefaultParagraphFont" style:family="text">
      <style:text-properties style:font-name-complex="Calibri"/>
    </style:style>
    <style:style style:name="T103" style:parent-style-name="DefaultParagraphFont" style:family="text">
      <style:text-properties style:font-name-complex="Calibri"/>
    </style:style>
    <style:style style:name="T104" style:parent-style-name="DefaultParagraphFont" style:family="text">
      <style:text-properties style:font-name-complex="Calibri"/>
    </style:style>
    <style:style style:name="T105" style:parent-style-name="DefaultParagraphFont" style:family="text">
      <style:text-properties style:font-name-complex="Calibri"/>
    </style:style>
    <style:style style:name="T106" style:parent-style-name="DefaultParagraphFont" style:family="text">
      <style:text-properties style:font-name-complex="Calibri" fo:font-weight="bold" style:font-weight-asian="bold"/>
    </style:style>
    <style:style style:name="T107" style:parent-style-name="DefaultParagraphFont" style:family="text">
      <style:text-properties style:font-name-complex="Calibri"/>
    </style:style>
    <style:style style:name="T108" style:parent-style-name="DefaultParagraphFont" style:family="text">
      <style:text-properties style:font-name-complex="Calibri"/>
    </style:style>
    <style:style style:name="T109" style:parent-style-name="DefaultParagraphFont" style:family="text">
      <style:text-properties style:font-name-complex="Calibri"/>
    </style:style>
    <style:style style:name="T110" style:parent-style-name="DefaultParagraphFont" style:family="text">
      <style:text-properties style:font-name-complex="Calibri" fo:font-style="italic" style:font-style-asian="italic"/>
    </style:style>
    <style:style style:name="T111" style:parent-style-name="DefaultParagraphFont" style:family="text">
      <style:text-properties style:font-name-complex="Calibri"/>
    </style:style>
    <style:style style:name="T112" style:parent-style-name="DefaultParagraphFont" style:family="text">
      <style:text-properties style:font-name-complex="Calibri" fo:font-style="italic" style:font-style-asian="italic"/>
    </style:style>
    <style:style style:name="T113" style:parent-style-name="DefaultParagraphFont" style:family="text">
      <style:text-properties style:font-name-complex="Calibri" fo:font-style="italic" style:font-style-asian="italic"/>
    </style:style>
    <style:style style:name="T114" style:parent-style-name="DefaultParagraphFont" style:family="text">
      <style:text-properties style:font-name-complex="Calibri"/>
    </style:style>
    <style:style style:name="T115" style:parent-style-name="DefaultParagraphFont" style:family="text">
      <style:text-properties style:font-name-complex="Calibri" fo:font-style="italic" style:font-style-asian="italic"/>
    </style:style>
    <style:style style:name="T116" style:parent-style-name="DefaultParagraphFont" style:family="text">
      <style:text-properties style:font-name-complex="Calibri"/>
    </style:style>
    <style:style style:name="T117" style:parent-style-name="DefaultParagraphFont" style:family="text">
      <style:text-properties style:font-name="Consolas" style:font-name-complex="Calibri"/>
    </style:style>
    <style:style style:name="T118" style:parent-style-name="DefaultParagraphFont" style:family="text">
      <style:text-properties style:font-name-complex="Calibri"/>
    </style:style>
    <style:style style:name="T119" style:parent-style-name="DefaultParagraphFont" style:family="text">
      <style:text-properties style:font-name="Consolas" style:font-name-complex="Calibri"/>
    </style:style>
    <style:style style:name="T120" style:parent-style-name="DefaultParagraphFont" style:family="text">
      <style:text-properties style:font-name-complex="Calibri"/>
    </style:style>
    <style:style style:name="T121" style:parent-style-name="DefaultParagraphFont" style:family="text">
      <style:text-properties style:font-name="Consolas" style:font-name-complex="Calibri"/>
    </style:style>
    <style:style style:name="T122" style:parent-style-name="DefaultParagraphFont" style:family="text">
      <style:text-properties style:font-name-complex="Calibri"/>
    </style:style>
    <style:style style:name="T123" style:parent-style-name="DefaultParagraphFont" style:family="text">
      <style:text-properties style:font-name-complex="Calibri"/>
    </style:style>
    <style:style style:name="T124" style:parent-style-name="DefaultParagraphFont" style:family="text">
      <style:text-properties style:font-name-complex="Calibri"/>
    </style:style>
    <style:style style:name="T125" style:parent-style-name="DefaultParagraphFont" style:family="text">
      <style:text-properties style:font-name-complex="Calibri"/>
    </style:style>
    <style:style style:name="T126" style:parent-style-name="DefaultParagraphFont" style:family="text">
      <style:text-properties style:font-name-complex="Calibri"/>
    </style:style>
    <style:style style:name="T127" style:parent-style-name="DefaultParagraphFont" style:family="text">
      <style:text-properties style:font-name-complex="Calibri"/>
    </style:style>
    <style:style style:name="T128" style:parent-style-name="DefaultParagraphFont" style:family="text">
      <style:text-properties style:font-name-complex="Calibri"/>
    </style:style>
    <style:style style:name="T129" style:parent-style-name="DefaultParagraphFont" style:family="text">
      <style:text-properties style:font-name-complex="Calibri"/>
    </style:style>
    <style:style style:name="T130" style:parent-style-name="DefaultParagraphFont" style:family="text">
      <style:text-properties style:font-name-complex="Calibri"/>
    </style:style>
    <style:style style:name="T131" style:parent-style-name="DefaultParagraphFont" style:family="text">
      <style:text-properties style:font-name-complex="Calibri"/>
    </style:style>
    <style:style style:name="T132" style:parent-style-name="DefaultParagraphFont" style:family="text">
      <style:text-properties style:font-name-complex="Calibri"/>
    </style:style>
    <style:style style:name="T133" style:parent-style-name="DefaultParagraphFont" style:family="text">
      <style:text-properties style:font-name-complex="Calibri" fo:font-style="italic" style:font-style-asian="italic"/>
    </style:style>
    <style:style style:name="T134" style:parent-style-name="DefaultParagraphFont" style:family="text">
      <style:text-properties style:font-name-complex="Calibri"/>
    </style:style>
    <style:style style:name="T135" style:parent-style-name="DefaultParagraphFont" style:family="text">
      <style:text-properties style:font-name-complex="Calibri"/>
    </style:style>
    <style:style style:name="T136" style:parent-style-name="DefaultParagraphFont" style:family="text">
      <style:text-properties style:font-name-complex="Calibri"/>
    </style:style>
    <style:style style:name="T137" style:parent-style-name="DefaultParagraphFont" style:family="text">
      <style:text-properties style:font-name-complex="Calibri"/>
    </style:style>
    <style:style style:name="T138" style:parent-style-name="DefaultParagraphFont" style:family="text">
      <style:text-properties style:font-name-complex="Calibri"/>
    </style:style>
    <style:style style:name="T139" style:parent-style-name="DefaultParagraphFont" style:family="text">
      <style:text-properties style:font-name-complex="Calibri"/>
    </style:style>
    <style:style style:name="T140" style:parent-style-name="DefaultParagraphFont" style:family="text">
      <style:text-properties style:font-name-complex="Calibri" fo:font-weight="bold" style:font-weight-asian="bold"/>
    </style:style>
    <style:style style:name="T141" style:parent-style-name="DefaultParagraphFont" style:family="text">
      <style:text-properties style:font-name-complex="Calibri"/>
    </style:style>
    <style:style style:name="T142" style:parent-style-name="DefaultParagraphFont" style:family="text">
      <style:text-properties style:font-name-complex="Calibri" fo:font-weight="bold" style:font-weight-asian="bold"/>
    </style:style>
    <style:style style:name="T143" style:parent-style-name="DefaultParagraphFont" style:family="text">
      <style:text-properties style:font-name-complex="Calibri"/>
    </style:style>
    <style:style style:name="T144" style:parent-style-name="DefaultParagraphFont" style:family="text">
      <style:text-properties fo:font-weight="bold" style:font-weight-asian="bold"/>
    </style:style>
    <style:style style:name="T145" style:parent-style-name="DefaultParagraphFont" style:family="text">
      <style:text-properties fo:font-weight="bold" style:font-weight-asian="bold"/>
    </style:style>
    <style:style style:name="T146" style:parent-style-name="DefaultParagraphFont" style:family="text">
      <style:text-properties fo:font-weight="bold" style:font-weight-asian="bold"/>
    </style:style>
    <style:style style:name="T147" style:parent-style-name="DefaultParagraphFont" style:family="text">
      <style:text-properties style:font-name="Consolas"/>
    </style:style>
    <style:style style:name="T148" style:parent-style-name="DefaultParagraphFont" style:family="text">
      <style:text-properties style:font-name="Consolas"/>
    </style:style>
    <style:style style:name="T149" style:parent-style-name="DefaultParagraphFont" style:family="text">
      <style:text-properties style:font-name="Consolas"/>
    </style:style>
    <style:style style:name="T150" style:parent-style-name="DefaultParagraphFont" style:family="text">
      <style:text-properties style:font-name="Consolas"/>
    </style:style>
    <style:style style:name="T151" style:parent-style-name="DefaultParagraphFont" style:family="text">
      <style:text-properties style:font-name="Consolas"/>
    </style:style>
    <style:style style:name="T152" style:parent-style-name="DefaultParagraphFont" style:family="text">
      <style:text-properties style:font-name="Consolas"/>
    </style:style>
    <style:style style:name="T153" style:parent-style-name="DefaultParagraphFont" style:family="text">
      <style:text-properties style:font-name="Consolas"/>
    </style:style>
    <style:style style:name="T154" style:parent-style-name="DefaultParagraphFont" style:family="text">
      <style:text-properties fo:font-weight="bold" style:font-weight-asian="bold"/>
    </style:style>
    <style:style style:name="T155" style:parent-style-name="DefaultParagraphFont" style:family="text">
      <style:text-properties fo:font-weight="bold" style:font-weight-asian="bold"/>
    </style:style>
    <style:style style:name="T156" style:parent-style-name="DefaultParagraphFont" style:family="text">
      <style:text-properties style:font-name-complex="Calibri" fo:font-weight="bold" style:font-weight-asian="bold"/>
    </style:style>
    <style:style style:name="T157" style:parent-style-name="DefaultParagraphFont" style:family="text">
      <style:text-properties style:font-name-complex="Calibri"/>
    </style:style>
    <style:style style:name="T158" style:parent-style-name="DefaultParagraphFont" style:family="text">
      <style:text-properties style:font-name="Consolas"/>
    </style:style>
    <style:style style:name="T159" style:parent-style-name="DefaultParagraphFont" style:family="text">
      <style:text-properties style:font-name="Consolas"/>
    </style:style>
    <style:style style:name="T160" style:parent-style-name="DefaultParagraphFont" style:family="text">
      <style:text-properties fo:font-weight="bold" style:font-weight-asian="bold"/>
    </style:style>
    <style:style style:name="T161" style:parent-style-name="DefaultParagraphFont" style:family="text">
      <style:text-properties fo:font-weight="bold" style:font-weight-asian="bold"/>
    </style:style>
    <style:style style:name="T162" style:parent-style-name="DefaultParagraphFont" style:family="text">
      <style:text-properties fo:font-weight="bold" style:font-weight-asian="bold"/>
    </style:style>
    <style:style style:name="T163" style:parent-style-name="DefaultParagraphFont" style:family="text">
      <style:text-properties fo:font-style="italic" style:font-style-asian="italic"/>
    </style:style>
    <style:style style:name="T164" style:parent-style-name="DefaultParagraphFont" style:family="text">
      <style:text-properties fo:font-style="italic" style:font-style-asian="italic"/>
    </style:style>
    <style:style style:name="T165" style:parent-style-name="DefaultParagraphFont" style:family="text">
      <style:text-properties fo:font-style="italic" style:font-style-asian="italic"/>
    </style:style>
    <style:style style:name="T166" style:parent-style-name="DefaultParagraphFont" style:family="text">
      <style:text-properties fo:font-style="italic" style:font-style-asian="italic"/>
    </style:style>
    <style:style style:name="TableColumn168" style:family="table-column">
      <style:table-column-properties style:column-width="3.6388in"/>
    </style:style>
    <style:style style:name="TableColumn169" style:family="table-column">
      <style:table-column-properties style:column-width="3.6423in"/>
    </style:style>
    <style:style style:name="Table167" style:family="table">
      <style:table-properties style:width="7.2812in" fo:margin-left="0in" table:align="left"/>
    </style:style>
    <style:style style:name="TableRow170" style:family="table-row">
      <style:table-row-properties/>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margin-bottom="0in" fo:line-height="100%"/>
      <style:text-properties fo:font-weight="bold" style:font-weight-asian="bold"/>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margin-bottom="0in" fo:line-height="100%"/>
      <style:text-properties fo:font-weight="bold" style:font-weight-asian="bold"/>
    </style:style>
    <style:style style:name="TableRow175" style:family="table-row">
      <style:table-row-properties/>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margin-bottom="0in" fo:line-height="100%"/>
    </style:style>
    <style:style style:name="T178" style:parent-style-name="DefaultParagraphFont" style:family="text">
      <style:text-properties fo:color="#CC00CC"/>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bottom="0in" fo:line-height="100%"/>
    </style:style>
    <style:style style:name="T181" style:parent-style-name="DefaultParagraphFont" style:family="text">
      <style:text-properties fo:color="#4472C4"/>
    </style:style>
    <style:style style:name="P182" style:parent-style-name="Normal" style:family="paragraph">
      <style:paragraph-properties fo:margin-left="0.5in" fo:background-color="#FCFCFC">
        <style:tab-stops/>
      </style:paragraph-properties>
    </style:style>
    <style:style style:name="T183" style:parent-style-name="DefaultParagraphFont" style:family="text">
      <style:text-properties fo:font-weight="bold" style:font-weight-asian="bold"/>
    </style:style>
    <style:style style:name="T184" style:parent-style-name="DefaultParagraphFont" style:family="text">
      <style:text-properties style:font-name-asian="Times New Roman" style:font-name-complex="Tahoma" fo:letter-spacing="0.0027in" fo:font-size="10pt" style:font-size-asian="10pt" style:font-size-complex="10.5pt" style:language-asian="en" style:country-asian="GB"/>
    </style:style>
  </office:automatic-styles>
  <office:body>
    <office:text text:use-soft-page-breaks="true">
      <text:p text:style-name="P1">Summarisation Report</text:p>
      <text:p text:style-name="P4">fdqd43 – James Paterson</text:p>
      <text:h text:style-name="Heading1" text:outline-level="1">Background</text:h>
      <text:p text:style-name="Normal">Document<text:s/>and multi document<text:s/>summarisation is<text:s/>a relatively recent problem, created by the vast amount of digital data that is present online today, and the need to quickly understand it.<text:s/>The problem typically refers to taking in several documents on a similar subject, and then producing a shorter summary with all the important points of the original documents.<text:s/>The first types of summarisation attempted, and that include the TF and TF-IDF methodologies, are classified as statistical based algorithms<text:s/><text:span text:style-name="T5">[1]</text:span><text:s/>.<text:s/>These algorithms are noted as being good for general summaries, but often lack knowledge of the context and semantics of<text:s/>the content<text:s/>which limits their ability to produce coherent summaries.<text:s/>Improvements can be made to these methodologies through techniques such as stop word removal and refinement of the IDF measure.<text:s/>Apart from statistical algorithms, progress has also been made in other methods of summarisation, such as by considering the words of a document as a graph, or by looking for “cue words” such as “in conclusion” to further identify good sentences.<text:s/>But by far the most promising developments are that of machine learning. Using both supervised and unsupervised machine learning techniques allows quick feedback and refinement of an algorithm.<text:s/>However,<text:s/>these programs often need large amounts of data in the form of<text:s/>human written<text:s/>summaries that can be hard to come by.<text:s/>In this assignment I have implemented the TF and TF-IDF<text:s/>statistical<text:s/>algorithms with improvements to up the quality of the generated summaries.</text:p>
      <text:h text:style-name="Heading1" text:outline-level="1">Running the program</text:h>
      <text:p text:style-name="Normal">To run the program, you need to invoke “index.py” through the command line. It accepts these arguments:</text:p>
      <text:p text:style-name="P6">python index.py -l<text:s/>200 -i -p -f /files</text:p>
      <text:p text:style-name="NoSpacing"><text:span text:style-name="T7">-l</text:span><text:span text:style-name="T8"><text:s/></text:span><text:span text:style-name="T9">Designates the</text:span><text:span text:style-name="T10"><text:s/>maximum</text:span><text:span text:style-name="T11"><text:s/>length of the summarisation to be<text:s/></text:span><text:span text:style-name="T12">generated</text:span><text:span text:style-name="T13">. Default:<text:s/></text:span><text:span text:style-name="T14">150</text:span></text:p>
      <text:p text:style-name="NoSpacing"><text:span text:style-name="T15">-i</text:span><text:span text:style-name="T16"><text:s/>Specifies that TF-IDF is to be applie</text:span><text:span text:style-name="T17">d</text:span><text:span text:style-name="T18">.<text:s/></text:span><text:span text:style-name="T19">Does not require an argument.<text:s/></text:span><text:span text:style-name="T20">Default:<text:s/></text:span><text:span text:style-name="T21">False</text:span></text:p>
      <text:p text:style-name="NoSpacing"><text:span text:style-name="T22">-f</text:span><text:span text:style-name="T23"><text:s/></text:span><text:span text:style-name="T24">Designates the directory for which the files are read from</text:span><text:span text:style-name="T25">. Default</text:span><text:span text:style-name="T26">:<text:s/></text:span><text:span text:style-name="T27">/files</text:span></text:p>
      <text:p text:style-name="Normal"><text:span text:style-name="T28">-p</text:span><text:span text:style-name="T29"><text:s/>Use this option to parse each article as<text:s/></text:span><text:span text:style-name="T30">its</text:span><text:span text:style-name="T31"><text:s/>own text.<text:s/></text:span><text:span text:style-name="T32">Does not require an argument.<text:s/></text:span><text:span text:style-name="T33">Default:<text:s/></text:span><text:span text:style-name="T34">False</text:span></text:p>
      <text:p text:style-name="Normal">The program will automatically try to find files of the name “Doc X.txt” and run the summariser on the content in the directory specified.</text:p>
      <text:h text:style-name="Heading1" text:outline-level="1">Program Structure</text:h>
      <text:h text:style-name="Heading2" text:outline-level="2">index.py</text:h>
      <text:p text:style-name="Normal">This is the main file, and contains wrappers for the term frequency and inverse document frequency functions, as well as formatting the output<text:s/>and parsing the arguments.</text:p>
      <text:h text:style-name="Heading2" text:outline-level="2">common.py</text:h>
      <text:p text:style-name="Normal">The most important method is the<text:s/><text:span text:style-name="T35">summarize</text:span><text:s/>method, which as per the name, generates a summary of the text.<text:s/>The function takes in the original, uncleaned text of the articles, and applies the<text:s/><text:span text:style-name="T36">weightFunction</text:span><text:s/>to it.<text:s/><text:span text:style-name="T37">weightFunction</text:span><text:s/>is passed as a parameter to the function and is either the TF weighter or the TFIDF weighter.<text:s/>Both<text:s/>functions generate a list of 2-tuples where each tuple is of the form:<text:s/><text:span text:style-name="T38">(sentence_index, sentence_weight)</text:span><text:s/>in a list sorted such that the highest weighted sentence is at the<text:s/>start of the list.</text:p>
      <text:p text:style-name="Normal">The function then splits up the<text:s/>original article<text:s/>into sentences using the<text:s/><text:span text:style-name="T39">splitSentences</text:span><text:s/>function.<text:s/>The sentence splitting is done after removing newlines and the quote character, and then the text is split by the sequence<text:s/><text:span text:style-name="T40">“. ”</text:span><text:span text:style-name="T41">.<text:s/></text:span><text:span text:style-name="T42">This was done to avoid the problem where acronyms such as U.S are split into multiple sentences</text:span><text:span text:style-name="T43">, and where quotes of sentences muck up the<text:s/></text:span><text:span text:style-name="T44">splitter</text:span><text:span text:style-name="T45">.</text:span></text:p>
      <text:p text:style-name="Normal"><text:span text:style-name="T46">These sentences are then used to build the array<text:s/></text:span><text:span text:style-name="T47">summarySentences</text:span><text:span text:style-name="T48">. We continue adding sentences to this array, until the length of the words in the summary is over the limit specified or until we run out of sentences. This calculation is done by the reduce statement in the while loop.</text:span></text:p>
      <text:soft-page-break/>
      <text:p text:style-name="Normal"><text:span text:style-name="T49">For each step in the loop, we first take the highest weighted sentence from the sentences</text:span><text:span text:style-name="T50"><text:s/>and add it to<text:s/></text:span><text:span text:style-name="T51">summarySentences</text:span><text:span text:style-name="T52"><text:s/></text:span><text:span text:style-name="T53">as a tuple<text:s/></text:span><text:span text:style-name="T54">(</text:span><text:span text:style-name="T55">sentence_index, sentence</text:span><text:span text:style-name="T56">_text</text:span><text:span text:style-name="T57">)</text:span><text:span text:style-name="T58">. We then delete this sentence from the document.</text:span><text:span text:style-name="T59"><text:s/></text:span><text:span text:style-name="T60">Now, the weights</text:span><text:span text:style-name="T61"><text:s/>and term frequencies</text:span><text:span text:style-name="T62"><text:s/>are recomputed with the sentence removed</text:span><text:span text:style-name="T63"><text:s/>for the next step</text:span><text:span text:style-name="T64">.<text:s/></text:span><text:span text:style-name="T65">This is continued until adding the next highest weighted sentence would put us over the maximum summary length</text:span><text:span text:style-name="T66">.</text:span><text:span text:style-name="T67"><text:s/>To fill remaining space, we keep adding sentences</text:span><text:span text:style-name="T68"><text:s/>from the document</text:span><text:span text:style-name="T69"><text:s/></text:span><text:span text:style-name="T70">until we can’t add any more without going over the limit.</text:span></text:p>
      <text:p text:style-name="P71">The summary text is now<text:s/>constructed. This is done by<text:s/>sorting<text:s/>the sentences<text:s/>to be<text:s/>in the order that they originally appeared in the document. Each sentence is then appended to the last one with<text:s/>a reduce<text:s/>statement to build the summary, which is then returned.</text:p>
      <text:p text:style-name="Normal"><text:span text:style-name="T72">Another</text:span><text:span text:style-name="T73"><text:s/>important function</text:span><text:span text:style-name="T74"><text:s/>in this file is<text:s/></text:span><text:span text:style-name="T75">preprocess</text:span><text:span text:style-name="T76">. This function is used to turn raw data into a list of sentences that can be processed by the TF and TFIDF algo</text:span><text:span text:style-name="T77">r</text:span><text:span text:style-name="T78">ithms.</text:span><text:span text:style-name="T79"><text:s/>The text is first split into sentences with<text:s/></text:span><text:span text:style-name="T80">splitSentences</text:span><text:span text:style-name="T81">, and then every sentence is split into words with<text:s/></text:span><text:span text:style-name="T82">splitWords</text:span><text:span text:style-name="T83">. This function turns a sentence into singular words. It achieves this by first stripping the sentence to avoid any white space on either side. The sentence is then converted to lowercase to avoid<text:s/></text:span><text:span text:style-name="T84">conflicts</text:span><text:span text:style-name="T85"><text:s/>between capitalised and<text:s/></text:span><text:span text:style-name="T86">non-capitalised</text:span><text:span text:style-name="T87"><text:s/>words.</text:span><text:span text:style-name="T88"><text:s/>Punctuation is then removed from the string. The punctuation removed is in the array<text:s/></text:span><text:span text:style-name="T89">CHARS_TO_STRIP</text:span><text:span text:style-name="T90">. Afterwards, the string is then split by the space character to get the array of words.</text:span><text:span text:style-name="T91"><text:s/></text:span><text:span text:style-name="T92">Words</text:span><text:span text:style-name="T93"><text:s/>that contain the apostrophe character are cropped such that only the first half of the string remains. For example, “it’ll” is converted to “it”.<text:s/></text:span><text:span text:style-name="T94">Any empty strings are then removed from the array. The data is then returned to the<text:s/></text:span><text:span text:style-name="T95">preprocess</text:span><text:span text:style-name="T96"><text:s/>function.</text:span><text:span text:style-name="T97"><text:s/>In it, the list</text:span><text:span text:style-name="T98"><text:s/>of</text:span><text:span text:style-name="T99"><text:s/>words is checked for stop words. Each word is compared against a list of stop words. If it’s a stop word, it’s removed from the list. These stop words are from NLTK and are stored in the array<text:s/></text:span><text:span text:style-name="T100">STOPWORDS</text:span><text:span text:style-name="T101">.</text:span><text:span text:style-name="T102"><text:s/>After this, the words are merged back into a single string</text:span><text:span text:style-name="T103"><text:s/>and returned</text:span><text:span text:style-name="T104">.</text:span></text:p>
      <text:p text:style-name="Normal"><text:span text:style-name="T105">The last important function in this file is<text:s/></text:span><text:span text:style-name="T106">calculateSentenceWeight</text:span><text:span text:style-name="T107">. The function takes in a<text:s/></text:span><text:span text:style-name="T108">pre-processed</text:span><text:span text:style-name="T109"><text:s/></text:span><text:span text:style-name="T110">sentence</text:span><text:span text:style-name="T111">, a summed list of term<text:s/></text:span><text:span text:style-name="T112">frequenc</text:span><text:span text:style-name="T113">y</text:span><text:span text:style-name="T114"><text:s/>and the list of<text:s/></text:span><text:span text:style-name="T115">terms</text:span><text:span text:style-name="T116">. These are such that for some term<text:s/></text:span><text:span text:style-name="T117">i</text:span><text:span text:style-name="T118">,<text:s/></text:span><text:span text:style-name="T119">terms[i]</text:span><text:span text:style-name="T120"><text:s/>will return the actual term, and<text:s/></text:span><text:span text:style-name="T121">frequency[i]</text:span><text:span text:style-name="T122"><text:s/>will return the frequency of that term in the document.</text:span><text:span text:style-name="T123"><text:s/>First, the sentence is split up into words. Each word is then looked up in the terms list, and<text:s/></text:span><text:span text:style-name="T124">its</text:span><text:span text:style-name="T125"><text:s/>frequency is added to the total sentence weight. The weight is then increased<text:s/></text:span><text:span text:style-name="T126">dependent on the content of the word. First, it’s checked to see if it’s numeric. If it is, it’s weight is increased by one.<text:s/></text:span><text:span text:style-name="T127">Its</text:span><text:span text:style-name="T128"><text:s/>weight is increased again by one if it’s a<text:s/></text:span><text:span text:style-name="T129">four-digit</text:span><text:span text:style-name="T130"><text:s/>number, as these are likely years.</text:span><text:span text:style-name="T131"><text:s/>Each term is also compared against a list of months and abbreviations for months</text:span><text:span text:style-name="T132">, stored in<text:s/></text:span><text:span text:style-name="T133">DATE_STRING_LIST</text:span><text:span text:style-name="T134">. If it’s one of these, then the weight is increased by one again.</text:span><text:span text:style-name="T135"><text:s/>This is done to increase the chance we keep sentences with useful information like dates and figures.</text:span><text:span text:style-name="T136"><text:s/>We then normalise the sentence weight by the number of words in the sentence to enable us to compare it to<text:s/></text:span><text:span text:style-name="T137">other sentences in the docume</text:span><text:span text:style-name="T138">nt.</text:span></text:p>
      <text:p text:style-name="Normal"><text:span text:style-name="T139">The only other functions in this document are<text:s/></text:span><text:span text:style-name="T140">loadArticle</text:span><text:span text:style-name="T141">, which loads an article given an id, and<text:s/></text:span><text:span text:style-name="T142">numWords</text:span><text:span text:style-name="T143">, that counts the number of words in a string quickly.</text:span></text:p>
      <text:h text:style-name="Heading2" text:outline-level="2">tf.py</text:h>
      <text:p text:style-name="Normal">The code for the term frequency algorithm is contained in the tf.py file. The file is mainly a wrapper for the<text:s/><text:span text:style-name="T144">tf</text:span><text:s/>weighter. This first<text:s/>pre-processes<text:s/>the text using<text:s/><text:span text:style-name="T145">preprocess</text:span>, and then obtains a list of terms and a frequency matrix from<text:s/><text:span text:style-name="T146">calculateTermFrequency</text:span>. This is a standard implementation of the TF algorithm – First a list of features (words) is extracted from the document.<text:s/>A zeroed matrix is then created, where every row represents a document (sentence), and every column represents some word. A number<text:s/><text:span text:style-name="T147">x</text:span><text:s/>in the cell<text:s/><text:span text:style-name="T148">(i, j)</text:span><text:s/>means that<text:s/><text:span text:style-name="T149">x</text:span><text:s/>occurrences<text:s/>of the term<text:s/><text:span text:style-name="T150">j<text:s/></text:span>were found in the document<text:s/><text:span text:style-name="T151">i</text:span>.<text:s/>This number is calculated for every cell by iterating over the words in each sentence, looking up<text:s/><text:span text:style-name="T152">i</text:span><text:span text:style-name="T153"><text:s/></text:span>in<text:s/>the feature list, and incrementing the relevant cell.<text:s/>The resultant matrix and term list are then returned<text:s/>to<text:s/><text:span text:style-name="T154">tf</text:span>.<text:s/>The<text:s/><text:span text:style-name="T155">tf<text:s/></text:span>procedure then uses this frequency matrix to calculate the weight of every sentence in the document with<text:s/><text:span text:style-name="T156">calculateSentenceWeight</text:span><text:span text:style-name="T157">. This weight data is then returned in the format mentioned earlier,<text:s/></text:span>a sorted list of 2-tuples where each tuple is of the form:<text:s/><text:span text:style-name="T158">(sentence_index, sentence_weight)</text:span><text:span text:style-name="T159">.</text:span></text:p>
      <text:h text:style-name="Heading2" text:outline-level="2">tfidf.py</text:h>
      <text:p text:style-name="Normal">The TFIDF procedure works from the previous term frequency algorithm, by first generating the frequency matrix using<text:s/><text:span text:style-name="T160">calculateTermFrequency</text:span>.<text:s/>This frequency matrix is then modified using the method<text:s/><text:span text:style-name="T161">transformFrequencyTdidf</text:span>.<text:s/>This procedure sums the number of documents each term is mentioned in, and<text:s/><text:soft-page-break/>then uses this to calculate the idf score for every element. Each element is then multiplied by it’s respective idf score, and the matrix is returned. The list of sentence weights is built in much the same way as before<text:s/>in the<text:s/><text:span text:style-name="T162">tf</text:span><text:s/>method.<text:s/>The IDF measure helps to include terms that are relatively infrequent but contain lots of semantic meaning, as they are not mentioned often in other similar documents.</text:p>
      <text:h text:style-name="Heading1" text:outline-level="1">Results</text:h>
      <text:p text:style-name="Normal">Below are some comparisons between the TF and TFIDF algorithms<text:s/>for a<text:s/>150-word<text:s/>sample.<text:s/>The differences between the samples are highlighted. Full<text:s/>150-word<text:s/>summaries for all 8 articles are contained in the<text:s/>file<text:s/><text:span text:style-name="T163">summaries</text:span><text:span text:style-name="T164">_each</text:span><text:span text:style-name="T165">.csv</text:span>. Summaries for the whole article of 100, 250 and 500 words are in the file<text:s/><text:span text:style-name="T166">summaries_together.csv</text:span>.</text:p>
      <table:table table:style-name="Table167">
        <table:table-columns>
          <table:table-column table:style-name="TableColumn168"/>
          <table:table-column table:style-name="TableColumn169"/>
        </table:table-columns>
        <table:table-row table:style-name="TableRow170">
          <table:table-cell table:style-name="TableCell171">
            <text:p text:style-name="P172">Term frequency</text:p>
          </table:table-cell>
          <table:table-cell table:style-name="TableCell173">
            <text:p text:style-name="P174">Term frequency inverse document frequency</text:p>
          </table:table-cell>
        </table:table-row>
        <table:table-row table:style-name="TableRow175">
          <table:table-cell table:style-name="TableCell176">
            <text:p text:style-name="P177">It seems surreal to me, said Elon Musk, proprietor of SpaceX, and for once he was understating things. <text:s/><text:span text:style-name="T178">FALCON Heavy, the highly anticipated SpaceX rocket, blasted into orbit on Tuesday as Elon Musk rewrote the history books with the incredible feat</text:span>. Here are all the facts you need to know about the Falcon Heavy and Tesla roadster launch. <text:s/>There was some confusion that Elon Musk was sending the Tesla to Mars. <text:s/>Falcon Heavy's successful launch opened a new chapter for SpaceX. For the meantime, SpaceX continues to render services through the Falcon 9 and Falcon Heavy. <text:s/>The the maiden launch of the Falcon Heavy rocket system later this month, will, among other things, send Musk's old Tesla Roadster to Mars. <text:s/>Nowhere did Tuesday's launch of Elon Musk's SpaceX Falcon Heavy rocket echo as powerfully as in Russia, says Bloomberg's Leonind Bershidsky.</text:p>
          </table:table-cell>
          <table:table-cell table:style-name="TableCell179">
            <text:p text:style-name="P180">It seems surreal to me, said Elon Musk, proprietor of SpaceX, and for once he was understating things.<text:s/><text:span text:style-name="T181">Conceivably, the Falcon Heavy could even transport people to the moon, at a fraction of the expected cost of an SLS launch.<text:s/></text:span>Here are all the facts you need to know about the Falcon Heavy and Tesla roadster launch. <text:s/>There was some confusion that Elon Musk was sending the Tesla to Mars. <text:s/>Falcon Heavy's successful launch opened a new chapter for SpaceX. For the meantime, SpaceX continues to render services through the Falcon 9 and Falcon Heavy. <text:s/>The the maiden launch of the Falcon Heavy rocket system later this month, will, among other things, send Musk's old Tesla Roadster to Mars. <text:s/>Nowhere did Tuesday's launch of Elon Musk's SpaceX Falcon Heavy rocket echo as powerfully as in Russia, says Bloomberg's Leonind Bershidsky.</text:p>
          </table:table-cell>
        </table:table-row>
      </table:table>
      <text:p text:style-name="Normal"/>
      <text:p text:style-name="Normal">The two algorithms produce very similar output – Most likely because they are both based on the TF algorithm. However, from reading the outputs<text:s/>for multiple articles, TFIDF tends to produce<text:s/>slightly<text:s/>more readable summaries, often including sentences with dates and years that are not in the TF output.<text:s/>This is likely to be because of the compounding between<text:s/>years and dates being relatively infrequent, and the extra weighting given to these types of data.<text:s/>However, the<text:s/>outputs only ever tend to differ by one or two sentences, and both tend to be<text:s/>readable.</text:p>
      <text:p text:style-name="Normal">I have also tested the data on different lengths of data.<text:s/>Shorter summaries of around 100 words are typically not readable for both pieces of data, and do not contain many pieces of relevant information. This is likely because the large amount of data simply cannot be compressed into this space, as there is not even space in 100 words for a single sentence from each document.</text:p>
      <text:p text:style-name="Normal">Summaries of longer lengths, around 250 words, are far more readable. Apart from repetition of information (for example “The maiden launch of the Falcon Heavy rocket system later this month, will, among other things, send Musk's old Tesla Roadster to Mars.”, and “The rocket is carrying Elon Musk’s red Tesla Roadster.” communicate basically the same information), the summaries generally flow well.<text:s/>This issue was addressed by rerunning the classifier with each sentence removed, however there is clearly a need to add further processing, such as decreasing sentence weight for sentences<text:s/>like<text:s/>those already included in the summary. There is also an issue with sentences that do not carry much meaning but have lots of high frequency words in being included, for example “Here are all the facts you need to know about the Falcon Heavy and Tesla roadster launch.”, which does not actually communicate much information.</text:p>
      <text:p text:style-name="Normal">In general, the longer the summary gets, the more readable it is. Summaries of 500 words are very readable and contain lots of figures and dates, especially when TF-IDF mode is enabled.<text:s/></text:p>
      <text:p text:style-name="P182"><text:span text:style-name="T183">[1]</text:span><text:s/><text:span text:style-name="T184">Lloret, E. &amp; Palomar, M. Artif Intell Rev (2012) 37: 1. https://doi-org.ezphost.dur.ac.uk/10.1007/s10462-011-9216-z</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style:font-name="Tahoma" fo:font-size="10.5pt" style:font-size-asian="10.5pt"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Tahoma" style:font-name-asian="Times New Roman" style:font-name-complex="Times New Roman" fo:letter-spacing="-0.0069in" style:letter-kerning="true" fo:font-size="28pt" style:font-size-asian="28pt" style:font-size-complex="28pt"/>
    </style:style>
    <style:style style:name="Heading2Char" style:display-name="Heading 2 Char" style:family="text" style:parent-style-name="DefaultParagraphFont">
      <style:text-properties style:font-name="Tahoma"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eading1Char" style:display-name="Heading 1 Char" style:family="text" style:parent-style-name="DefaultParagraphFont">
      <style:text-properties style:font-name="Tahoma" style:font-name-asian="Times New Roman" style:font-name-complex="Times New Roman" fo:color="#2F5496" fo:font-size="16pt" style:font-size-asian="16pt" style:font-size-complex="16pt"/>
    </style:style>
    <style:style style:name="NoSpacing" style:display-name="No Spacing" style:family="paragraph">
      <style:paragraph-properties fo:margin-bottom="0in" fo:line-height="100%"/>
      <style:text-properties style:font-name="Tahoma" fo:font-size="10.5pt" style:font-size-asian="10.5pt" fo:hyphenate="false"/>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Tahoma" fo:font-size="10pt" style:font-size-asian="10pt"/>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Tahoma" fo:font-size="10pt" style:font-size-asian="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2756in" fo:margin-left="0.5909in" fo:margin-bottom="0.1576in" fo:margin-right="0.5909in" style:num-format="1" style:writing-mode="lr-tb">
        <style:footnote-sep style:width="0.007in" style:rel-width="33%" style:color="#000000" style:line-style="solid" style:adjustment="left"/>
      </style:page-layout-properties>
      <style:header-style>
        <style:header-footer-properties style:dynamic-spacing="true" fo:min-height="0.3152in"/>
      </style:header-style>
      <style:footer-style>
        <style:header-footer-properties style:dynamic-spacing="true" fo:min-height="0.4333in"/>
      </style:footer-style>
    </style:page-layout>
    <style:style style:name="P2" style:parent-style-name="Header" style:family="paragraph">
      <style:paragraph-properties fo:text-align="center"/>
    </style:style>
    <style:style style:name="P3" style:parent-style-name="Footer" style:family="paragraph">
      <style:paragraph-properties fo:text-align="center"/>
    </style:style>
  </office:automatic-styles>
  <office:master-styles>
    <style:master-page style:name="MP0" style:page-layout-name="PL0">
      <style:header>
        <text:p text:style-name="P2">fdqd43<text:tab/><text:tab/>Summarisation</text:p>
      </style:header>
      <style:footer>
        <text:p text:style-name="P3"><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MES,MARTIN PATERSON</meta:initial-creator>
    <dc:creator>JAMES,MARTIN PATERSON</dc:creator>
    <meta:creation-date>2018-03-07T20:56:00Z</meta:creation-date>
    <dc:date>2018-03-08T18:12:00Z</dc:date>
    <meta:print-date>2018-03-08T18:09:00Z</meta:print-date>
    <meta:template xlink:href="Normal.dotm" xlink:type="simple"/>
    <meta:editing-cycles>108</meta:editing-cycles>
    <meta:editing-duration>PT76560S</meta:editing-duration>
    <meta:document-statistic meta:page-count="3" meta:paragraph-count="26" meta:word-count="1955" meta:character-count="13079" meta:row-count="92" meta:non-whitespace-character-count="11150"/>
  </office:meta>
</office:document-meta>
</file>